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пукнт</text:p>
          </table:table-cell>
          <table:table-cell/>
        </table:table-row>
        <table:table-row table:style-name="ro1">
          <table:table-cell office:value-type="string" calcext:value-type="string">
            <text:p>V1 = 200 +/- 10 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пункт</text:p>
          </table:table-cell>
          <table:table-cell/>
        </table:table-row>
        <table:table-row table:style-name="ro1">
          <table:table-cell office:value-type="string" calcext:value-type="string">
            <text:p>U1, В</text:p>
          </table:table-cell>
          <table:table-cell office:value-type="string" calcext:value-type="string">
            <text:p>I, дел</text:p>
          </table:table-cell>
        </table:table-row>
        <table:table-row table:style-name="ro1">
          <table:table-cell office:value-type="float" office:value="30.3" calcext:value-type="float">
            <text:p>30,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.8" calcext:value-type="float">
            <text:p>30,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.4" calcext:value-type="float">
            <text:p>31,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.8" calcext:value-type="float">
            <text:p>31,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.2" calcext:value-type="float">
            <text:p>32,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.3" calcext:value-type="float">
            <text:p>32,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.4" calcext:value-type="float">
            <text:p>32,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.6" calcext:value-type="float">
            <text:p>32,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.3" calcext:value-type="float">
            <text:p>33,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.6" calcext:value-type="float">
            <text:p>33,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.9" calcext:value-type="float">
            <text:p>33,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.4" calcext:value-type="float">
            <text:p>34,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ВАХ 2, (I = 5мА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8.4" calcext:value-type="float">
            <text:p>118,4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15.8" calcext:value-type="float">
            <text:p>115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.2" calcext:value-type="float">
            <text:p>113,2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10.5" calcext:value-type="float">
            <text:p>110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.3" calcext:value-type="float">
            <text:p>107,3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1.9" calcext:value-type="float">
            <text:p>101,9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94.4" calcext:value-type="float">
            <text:p>94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.7" calcext:value-type="float">
            <text:p>85,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2" calcext:value-type="float">
            <text:p>74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-25.1" calcext:value-type="float">
            <text:p>-25,1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88.8" calcext:value-type="float">
            <text:p>-88,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85.8" calcext:value-type="float">
            <text:p>-85,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76.5" calcext:value-type="float">
            <text:p>-76,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68.7" calcext:value-type="float">
            <text:p>-68,7</text:p>
          </table:table-cell>
        </table:table-row>
        <table:table-row table:style-name="ro1">
          <table:table-cell office:value-type="float" office:value="-8.1" calcext:value-type="float">
            <text:p>-8,1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2.1" calcext:value-type="float">
            <text:p>-2,1</text:p>
          </table:table-cell>
          <table:table-cell office:value-type="float" office:value="-5.2" calcext:value-type="float">
            <text:p>-5,2</text:p>
          </table:table-cell>
        </table:table-row>
        <table:table-row table:style-name="ro1">
          <table:table-cell table:number-columns-repeated="2"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ВАХ 2, (I = 3мА)</text:p>
          </table:table-cell>
          <table:table-cell/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47.3" calcext:value-type="float">
            <text:p>47,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" calcext:value-type="float">
            <text:p>14,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3" calcext:value-type="float">
            <text:p>-4,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-7.7" calcext:value-type="float">
            <text:p>-7,7</text:p>
          </table:table-cell>
        </table:table-row>
        <table:table-row table:style-name="ro1">
          <table:table-cell office:value-type="float" office:value="-25.1" calcext:value-type="float">
            <text:p>-25,1</text:p>
          </table:table-cell>
          <table:table-cell office:value-type="float" office:value="-68.8" calcext:value-type="float">
            <text:p>-68,8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66.6" calcext:value-type="float">
            <text:p>-66,6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64.5" calcext:value-type="float">
            <text:p>-64,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62.5" calcext:value-type="float">
            <text:p>-62,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60.9" calcext:value-type="float">
            <text:p>-60,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58.8" calcext:value-type="float">
            <text:p>-58,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55.9" calcext:value-type="float">
            <text:p>-55,9</text:p>
          </table:table-cell>
        </table:table-row>
        <table:table-row table:style-name="ro1">
          <table:table-cell office:value-type="float" office:value="-8.1" calcext:value-type="float">
            <text:p>-8,1</text:p>
          </table:table-cell>
          <table:table-cell office:value-type="float" office:value="-51.7" calcext:value-type="float">
            <text:p>-51,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6.2" calcext:value-type="float">
            <text:p>-36,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4.6" calcext:value-type="float">
            <text:p>-24,6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-21.3" calcext:value-type="float">
            <text:p>-21,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8.2" calcext:value-type="float">
            <text:p>-18,2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-14.6" calcext:value-type="float">
            <text:p>-14,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ВАХ 2, (I = 1,5мА)</text:p>
          </table:table-cell>
          <table:table-cell/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.3" calcext:value-type="float">
            <text:p>23,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3" calcext:value-type="float">
            <text:p>21,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3" calcext:value-type="float">
            <text:p>16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-4.4" calcext:value-type="float">
            <text:p>-4,4</text:p>
          </table:table-cell>
        </table:table-row>
        <table:table-row table:style-name="ro1">
          <table:table-cell office:value-type="float" office:value="-25.2" calcext:value-type="float">
            <text:p>-25,2</text:p>
          </table:table-cell>
          <table:table-cell office:value-type="float" office:value="-37.1" calcext:value-type="float">
            <text:p>-37,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35.7" calcext:value-type="float">
            <text:p>-35,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34.4" calcext:value-type="float">
            <text:p>-34,4</text:p>
          </table:table-cell>
        </table:table-row>
        <table:table-row table:style-name="ro1">
          <table:table-cell office:value-type="float" office:value="-16.1" calcext:value-type="float">
            <text:p>-16,1</text:p>
          </table:table-cell>
          <table:table-cell office:value-type="float" office:value="-33.2" calcext:value-type="float">
            <text:p>-33,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32.3" calcext:value-type="float">
            <text:p>-32,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31.2" calcext:value-type="float">
            <text:p>-31,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29.7" calcext:value-type="float">
            <text:p>-29,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7.8" calcext:value-type="float">
            <text:p>-27,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24.4" calcext:value-type="float">
            <text:p>-24,4</text:p>
          </table:table-cell>
        </table:table-row>
        <table:table-row table:style-name="ro1">
          <table:table-cell office:value-type="float" office:value="-4.1" calcext:value-type="float">
            <text:p>-4,1</text:p>
          </table:table-cell>
          <table:table-cell office:value-type="float" office:value="-19.9" calcext:value-type="float">
            <text:p>-19,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3.6" calcext:value-type="float">
            <text:p>-13,6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-11.9" calcext:value-type="float">
            <text:p>-11,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0.2" calcext:value-type="float">
            <text:p>-10,2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-8.3" calcext:value-type="float">
            <text:p>-8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09:27:25.553684363</meta:creation-date>
    <dc:date>2018-11-03T11:28:47.893619730</dc:date>
    <meta:editing-duration>PT1H7M19S</meta:editing-duration>
    <meta:editing-cycles>4</meta:editing-cycles>
    <meta:generator>LibreOffice/5.1.6.2$Linux_X86_64 LibreOffice_project/10m0$Build-2</meta:generator>
    <meta:document-statistic meta:table-count="1" meta:cell-count="270" meta:object-count="0"/>
  </office:meta>
</office:document-meta>
</file>